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2cm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fo:min-height="1.314cm"/>
    </style:style>
    <style:style style:name="gr4" style:family="graphic" style:parent-style-name="objectwithoutfill">
      <style:graphic-properties svg:stroke-width="0.2cm" draw:fill="none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Trebuchet MS'" style:font-family-generic="swiss" style:font-pitch="variable" fo:font-size="32pt"/>
    </style:style>
    <style:style style:name="T1" style:family="text">
      <style:text-properties fo:font-family="'Trebuchet MS'" style:font-family-generic="swiss" style:font-pitch="variable"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cm" svg:y1="2cm" svg:x2="20cm" svg:y2="2cm">
          <text:p/>
        </draw:line>
        <draw:polyline draw:style-name="gr2" draw:text-style-name="P1" draw:layer="layout" svg:width="1.999cm" svg:height="1.999cm" svg:x="8cm" svg:y="0cm" svg:viewBox="0 0 2000 2000" draw:points="0,2000 0,0 1000,0 1000,1000 2000,1000 2000,2000">
          <text:p/>
        </draw:polyline>
        <draw:polyline draw:style-name="gr2" draw:text-style-name="P1" draw:layer="layout" svg:width="2.999cm" svg:height="1.999cm" svg:x="11.5cm" svg:y="0cm" svg:viewBox="0 0 3000 2000" draw:points="0,2000 1000,0 1000,0 2000,1000 2000,1000 3000,2000">
          <text:p/>
        </draw:polyline>
        <draw:polyline draw:style-name="gr2" draw:text-style-name="P1" draw:layer="layout" svg:width="1.999cm" svg:height="1.999cm" svg:x="4.5cm" svg:y="0cm" svg:viewBox="0 0 2000 2000" draw:points="0,2000 0,0 1000,2000 1000,1000 1000,1000 2000,2000">
          <text:p/>
        </draw:polyline>
        <draw:polyline draw:style-name="gr2" draw:text-style-name="P1" draw:layer="layout" svg:width="1.192cm" svg:height="1.999cm" svg:x="1cm" svg:y="0cm" svg:viewBox="0 0 1193 2000" draw:points="0,2000 0,0 193,2000 1000,2000 1000,1000 1193,2000">
          <text:p/>
        </draw:polyline>
        <draw:frame draw:style-name="gr3" draw:text-style-name="P3" draw:layer="layout" svg:width="2cm" svg:height="1.564cm" svg:x="8cm" svg:y="2.5cm">
          <draw:text-box>
            <text:p text:style-name="P2"><text:span text:style-name="T1">0%</text:span></text:p>
          </draw:text-box>
        </draw:frame>
        <draw:frame draw:style-name="gr3" draw:text-style-name="P3" draw:layer="layout" svg:width="3cm" svg:height="1.564cm" svg:x="11.5cm" svg:y="2.5cm">
          <draw:text-box>
            <text:p text:style-name="P2"><text:span text:style-name="T1">50%</text:span></text:p>
          </draw:text-box>
        </draw:frame>
        <draw:frame draw:style-name="gr3" draw:text-style-name="P3" draw:layer="layout" svg:width="3cm" svg:height="1.564cm" svg:x="15cm" svg:y="2.5cm">
          <draw:text-box>
            <text:p text:style-name="P2"><text:span text:style-name="T1">100%</text:span></text:p>
          </draw:text-box>
        </draw:frame>
        <draw:frame draw:style-name="gr3" draw:text-style-name="P3" draw:layer="layout" svg:width="3.5cm" svg:height="1.564cm" svg:x="0cm" svg:y="2.5cm">
          <draw:text-box>
            <text:p text:style-name="P2"><text:span text:style-name="T1">-100%</text:span></text:p>
          </draw:text-box>
        </draw:frame>
        <draw:frame draw:style-name="gr3" draw:text-style-name="P3" draw:layer="layout" svg:width="3cm" svg:height="1.564cm" svg:x="4cm" svg:y="2.5cm">
          <draw:text-box>
            <text:p text:style-name="P2"><text:span text:style-name="T1">-50%</text:span></text:p>
          </draw:text-box>
        </draw:frame>
        <draw:path draw:style-name="gr4" draw:text-style-name="P1" draw:layer="layout" svg:width="3.999cm" svg:height="1.249cm" svg:x="15cm" svg:y="0.75cm" svg:viewBox="0 0 4000 1250" svg:d="M0 1250c1000-2000 2000-1000 2000-1000 0 0 1000 1000 2000 100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